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font-family="'Courier New'" style:font-style-name="Regular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1">
        <style:list-level-properties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7cm" svg:y="13.8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Sintaxe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6" draw:layer="layout" svg:width="4.634cm" svg:height="1.153cm" svg:x="3.446cm" svg:y="14.981cm">
          <draw:text-box>
            <text:p text:style-name="P5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layer="layout" svg:width="18.606cm" svg:height="2.384cm" svg:x="6.63cm" svg:y="4.5cm">
          <draw:text-box>
            <text:list text:style-name="L2">
              <text:list-item>
                <text:list>
                  <text:list-item>
                    <text:p>Perceber o objectivo da sintaxe<text:tab/></text:p>
                  </text:list-item>
                  <text:list-item>
                    <text:p>Reconhecer os elementos comuns da sintaxe de C</text:p>
                  </text:list-item>
                  <text:list-item>
                    <text:p>Conseguir escrever a estrutura base de um programa em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3.453cm" svg:height="1.153cm" svg:x="3.446cm" svg:y="2.281cm">
          <draw:text-box>
            <text:p text:style-name="P5"><text:span text:style-name="T2">Sintaxe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15.928cm" svg:height="3.095cm" svg:x="6cm" svg:y="8cm">
          <draw:text-box>
            <text:p>Tal como a sintaxe da língua que falamos, Português, </text:p>
            <text:p>a sintaxe de uma linguagem de programação define a </text:p>
            <text:p>estrutura da língua e os termos que podem ser usados</text:p>
            <text:p>para construir expressões.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6.471cm" svg:height="1.153cm" svg:x="3.446cm" svg:y="2.281cm">
          <draw:text-box>
            <text:p text:style-name="P5"><text:span text:style-name="T2">Característica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6" draw:layer="layout" svg:width="18.221cm" svg:height="4.517cm" svg:x="6cm" svg:y="6cm">
          <draw:text-box>
            <text:list text:style-name="L3">
              <text:list-item>
                <text:list>
                  <text:list-item>
                    <text:p>Distinção entre maiúsculas e minúsculas</text:p>
                  </text:list-item>
                  <text:list-item>
                    <text:p>Posição livre</text:p>
                  </text:list-item>
                  <text:list-item>
                    <text:p>Expressões terminadas com “;”</text:p>
                  </text:list-item>
                  <text:list-item>
                    <text:p>Blocos delimitados por “{“ e “}”</text:p>
                  </text:list-item>
                  <text:list-item>
                    <text:p>Reduzido número de palavras reservadas</text:p>
                  </text:list-item>
                  <text:list-item>
                    <text:p>Independência entre ficheiro de código e resultado bin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3.914cm" svg:height="1.153cm" svg:x="3.446cm" svg:y="2.281cm">
          <draw:text-box>
            <text:p text:style-name="P5"><text:span text:style-name="T2">Exempl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text-style-name="P8" draw:layer="layout" svg:width="9.629cm" svg:height="6.731cm" svg:x="5.5cm" svg:y="6.5cm">
          <draw:text-box>
            <text:p><text:span text:style-name="T3">#include &lt;stdio.h&gt;</text:span></text:p>
            <text:p><text:span text:style-name="T3"/></text:p>
            <text:p><text:span text:style-name="T3">int main (void)</text:span></text:p>
            <text:p><text:span text:style-name="T3">{</text:span></text:p>
            <text:p><text:span text:style-name="T3"><text:s text:c="4"/></text:span><text:span text:style-name="T3">int x = 5;</text:span></text:p>
            <text:p><text:span text:style-name="T3"><text:s text:c="4"/></text:span><text:span text:style-name="T3">printf(“Olá mundo”);</text:span></text:p>
            <text:p><text:span text:style-name="T3"/></text:p>
            <text:p><text:span text:style-name="T3"><text:s text:c="4"/></text:span><text:span text:style-name="T3">return 0;</text:span></text:p>
            <text:p><text:span text:style-name="T3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6" draw:layer="layout" svg:width="4.566cm" svg:height="1.153cm" svg:x="3.446cm" svg:y="14.981cm">
          <draw:text-box>
            <text:p text:style-name="P5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6" draw:layer="layout" svg:width="4.13cm" svg:height="1.153cm" svg:x="3.446cm" svg:y="14.981cm">
          <draw:text-box>
            <text:p text:style-name="P5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6" draw:layer="layout" svg:width="4.892cm" svg:height="1.153cm" svg:x="3.446cm" svg:y="14.981cm">
          <draw:text-box>
            <text:p text:style-name="P9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7" draw:layer="layout" svg:width="19.314cm" svg:height="2.384cm" svg:x="5.214cm" svg:y="5.5cm">
          <draw:text-box>
            <text:list text:style-name="L4">
              <text:list-item>
                <text:p>Distinção entre maiúsculas e minúsculas</text:p>
              </text:list-item>
              <text:list-item>
                <text:p>Caracteres delimitadores “;”, “{“, “}”</text:p>
              </text:list-item>
              <text:list-item>
                <text:p>Espaços entre palavras e linhas em branco não alteram o códig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8</meta:editing-cycles>
    <meta:editing-duration>PT01H22M42S</meta:editing-duration>
    <meta:initial-creator>Sérgio Lopes </meta:initial-creator>
    <dc:date>2010-09-21T18:11:36</dc:date>
    <dc:creator>Sérgio Lopes </dc:creator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